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d32" officeooo:paragraph-rsid="0002dd32"/>
    </style:style>
    <style:style style:name="P2" style:family="paragraph" style:parent-style-name="Standard">
      <style:text-properties fo:font-size="20pt" officeooo:rsid="0002dd32" officeooo:paragraph-rsid="0002dd32" style:font-size-asian="17.5pt" style:font-size-complex="20pt"/>
    </style:style>
    <style:style style:name="P3" style:family="paragraph" style:parent-style-name="Standard">
      <style:text-properties fo:font-size="12pt" officeooo:rsid="0002dd32" officeooo:paragraph-rsid="0002dd32" style:font-size-asian="10.5pt" style:font-size-complex="12pt"/>
    </style:style>
    <style:style style:name="P4" style:family="paragraph" style:parent-style-name="Standard">
      <style:text-properties fo:font-size="12pt" officeooo:rsid="0002dd32" officeooo:paragraph-rsid="00047892" style:font-size-asian="10.5pt" style:font-size-complex="12pt"/>
    </style:style>
    <style:style style:name="P5" style:family="paragraph" style:parent-style-name="Standard">
      <style:text-properties fo:font-size="12pt" officeooo:rsid="00047892" officeooo:paragraph-rsid="00047892" style:font-size-asian="10.5pt" style:font-size-complex="12pt"/>
    </style:style>
    <style:style style:name="P6" style:family="paragraph" style:parent-style-name="Standard">
      <style:text-properties fo:font-size="12pt" fo:font-weight="bold" officeooo:rsid="00047892" officeooo:paragraph-rsid="00047892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047892" officeooo:paragraph-rsid="0004789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6pt" officeooo:rsid="0002dd32" officeooo:paragraph-rsid="0002dd32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892" style:font-weight-asian="bold" style:font-weight-complex="bold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6pt" officeooo:rsid="00047892" style:font-size-asian="14pt" style:font-size-complex="16pt"/>
    </style:style>
    <style:style style:name="T5" style:family="text">
      <style:text-properties officeooo:rsid="00047892"/>
    </style:style>
    <style:style style:name="T6" style:family="text">
      <style:text-properties fo:font-size="20pt" officeooo:rsid="00047892" style:font-size-asian="17.5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LI2</text:p>
      <text:p text:style-name="P1"/>
      <text:p text:style-name="P1"/>
      <text:p text:style-name="P2">Objetivo:</text:p>
      <text:p text:style-name="P1"/>
      <text:p text:style-name="P1">- O objetivo do jogo é livrarmo-nos de todas as cartas.</text:p>
      <text:p text:style-name="P1"/>
      <text:p text:style-name="P1">-Cada jogador recebe 14 cartas aleatorias. </text:p>
      <text:p text:style-name="P1"/>
      <text:p text:style-name="P1">-Na sua vez, o jogador pode jogar uma combinação de cartas permitida ou passar a vez.</text:p>
      <text:p text:style-name="P1"/>
      <text:p text:style-name="P1">-Não é obrigatório jogar mesmo que o possa fazer.</text:p>
      <text:p text:style-name="P1"/>
      <text:p text:style-name="P1"/>
      <text:p text:style-name="P1"/>
      <text:p text:style-name="P1">-Se for o primeiro a jogar, o jogador pode escolher qualquer combinação válida. (o que é uma combinaçao valida?)</text:p>
      <text:p text:style-name="P1"/>
      <text:p text:style-name="P1">- Se jogarmos após outro jogador, temos que jogar uma combinação igual e com o mesmo número de cartas. (caso a carta da mesa nao seja o rei)</text:p>
      <text:p text:style-name="P1"/>
      <text:p text:style-name="P1">-A <text:span text:style-name="T1">resposta</text:span> tem de ser, uma <text:span text:style-name="T1">combinação</text:span> cuja<text:span text:style-name="T1"> carta mais alta</text:span> seja <text:span text:style-name="T1">superior </text:span>à <text:span text:style-name="T1">carta mais alta da combinação jogada,</text:span> ou podes passar a vez.(Ou seja, tens de jogar uma carta mais alta do que a anterior)</text:p>
      <text:p text:style-name="P1"/>
      <text:p text:style-name="P1">- Há algumas <text:span text:style-name="T1">excepções</text:span> a esta regra quando a última combinação jogada <text:span text:style-name="T1">só contém reis</text:span>.</text:p>
      <text:p text:style-name="P1"/>
      <text:p text:style-name="P1">- Caso um jogador jogue uma carta e <text:span text:style-name="T1">os restantes passarem a vez</text:span>, a <text:span text:style-name="T1">ronda acaba</text:span> e o<text:span text:style-name="T1"> jogador começa a jogar novamente</text:span> e por isso <text:span text:style-name="T1">podemos jogar qq combinaçao</text:span>.</text:p>
      <text:p text:style-name="P1"/>
      <text:p text:style-name="P1">-Quando somos os primeiros a livramo-nos de todas as cartas, ganhamos pontos por cada carta que ficou nas mãos dos nossos adversári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Combinaçoes validas:</text:p>
      <text:p text:style-name="P2"/>
      <text:p text:style-name="P3">- <text:span text:style-name="T3">Conjunto:</text:span></text:p>
      <text:p text:style-name="P3">- de uma até quatro cartas todas com o mesmo valor mas de naipes diferentes;</text:p>
      <text:p text:style-name="P3">Exmplos: A de espadas;</text:p>
      <text:p text:style-name="P3"><text:tab/> <text:s text:c="4"/>A de espadas e A de copas;</text:p>
      <text:p text:style-name="P3"><text:tab/> <text:s text:c="5"/>etc.;</text:p>
      <text:p text:style-name="P3"><text:tab/> <text:s text:c="5"/>2 de espadas;</text:p>
      <text:p text:style-name="P3"><text:tab/> <text:s text:c="5"/>etc.;</text:p>
      <text:p text:style-name="P3"><text:tab/> <text:s text:c="5"/>…;</text:p>
      <text:p text:style-name="P3"><text:tab/> <text:s text:c="6"/>rei de espadas, de copas, de paus e de ouros;</text:p>
      <text:p text:style-name="P3">Numeros de combinaçoes possiveis = 4 * 14 + 6 * 14 + 4 * <text:s/>14 + 1 * 14 = 210</text:p>
      <text:p text:style-name="P3"/>
      <text:p text:style-name="P8">-<text:span text:style-name="T5">Sequencia:</text:span></text:p>
      <text:p text:style-name="P3">- de três ou mais cartas de valores consecutivos (não necessariamente todas do mesmo naipe);</text:p>
      <text:p text:style-name="P5">Exemplos : </text:p>
      <text:p text:style-name="P5"/>
      <text:p text:style-name="P5">A 2 3;<text:tab/><text:tab/>A 2 3 4; <text:s/>5; 6; <text:s/>7; 8; <text:s/>9 ; 10; J ; C ; Q ; K </text:p>
      <text:p text:style-name="P5">2 3 4;</text:p>
      <text:p text:style-name="P5">3 4 5; </text:p>
      <text:p text:style-name="P5">4 5 6;</text:p>
      <text:p text:style-name="P5">5 6 7;</text:p>
      <text:p text:style-name="P5">6 7 8;</text:p>
      <text:p text:style-name="P5">7 8 9;</text:p>
      <text:p text:style-name="P5">8 9 10;</text:p>
      <text:p text:style-name="P5">9 10 J;</text:p>
      <text:p text:style-name="P5">10 J C;</text:p>
      <text:p text:style-name="P5">J C Q;</text:p>
      <text:p text:style-name="P5">C Q K;</text:p>
      <text:p text:style-name="P4">Numeros de combinaçoes possiveis = <text:span text:style-name="T5">12 + 11 + 10 + 9 + 8 + 7 + 6+ 5 + 4 + 3+ 2 + 1 = 78</text:span></text:p>
      <text:p text:style-name="P4"/>
      <text:p text:style-name="P4"><text:span text:style-name="T4">-Dupla Sequencia:</text:span></text:p>
      <text:p text:style-name="P4"><text:span text:style-name="T5">- de três ou mais pares de valores consecutivos.</text:span></text:p>
      <text:p text:style-name="P4"/>
      <text:p text:style-name="P4"><text:span text:style-name="T5">Por exemplo:</text:span></text:p>
      <text:p text:style-name="P4"/>
      <text:p text:style-name="P5"/>
      <text:p text:style-name="P4"><text:span text:style-name="T5">2 espadas 2 ouros 3 paus 3 ouros 4copas <text:s/>4 paus;</text:span></text:p>
      <text:p text:style-name="P4"><text:span text:style-name="T5">…</text:span></text:p>
      <text:p text:style-name="P4"/>
      <text:p text:style-name="P4"><text:span text:style-name="T5"><text:s/></text:span>Numeros de combinaçoes possiveis<text:span text:style-name="T5">(nao importando o naipe da carta)</text:span> = <text:s/><text:span text:style-name="T5">12 + 11 + 10 + 9 + 8 + 7 + 6+ 5 + 4 + 3 + 2 + 1 = 78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Uma <text:span text:style-name="T1">combinação</text:span> só pode<text:span text:style-name="T1"> ser seguida de uma combinação do mesmo tipo</text:span> e com <text:span text:style-name="T1">o mesmo número de cartas.</text:span></text:p>
      <text:p text:style-name="P3"/>
      <text:p text:style-name="P3">- Para <text:span text:style-name="T1">comparar duas combinações,</text:span> comparamos a <text:span text:style-name="T1">carta mais alta </text:span>de cada combinação. Uma carta é mais alta se tiver o valor mais alto ou, sendo os valores iguais, se tiver um naipe mais valioso.</text:p>
      <text:p text:style-name="P3"/>
      <text:p text:style-name="P4"><text:span text:style-name="T6">Exceções:</text:span></text:p>
      <text:p text:style-name="P4"><text:span text:style-name="T6"/></text:p>
      <text:p text:style-name="P4"><text:span text:style-name="T5">-</text:span><text:span text:style-name="T6"> </text:span><text:span text:style-name="T5">Existem algumas excepções à regra de que uma combinação tenha que ser seguida de outra com o mesmo tipo e número de cartas:</text:span></text:p>
      <text:p text:style-name="P4"/>
      <text:p text:style-name="P4">- Um rei (K) pode ser seguido de um conjunto de quatro cartas iguais;</text:p>
      <text:p text:style-name="P4"><text:span text:style-name="T2">Exemplo:</text:span><text:span text:style-name="T5"> </text:span></text:p>
      <text:p text:style-name="P4"/>
      <text:p text:style-name="P4"><text:span text:style-name="T5">K → <text:s/>3 Espadas, 3 Ouros, 3 Paus, 3 Copas</text:span></text:p>
      <text:p text:style-name="P4"/>
      <text:p text:style-name="P4">- Um rei (K) pode ser seguido de uma sequência de três pares;</text:p>
      <text:p text:style-name="P6">Exemplo:</text:p>
      <text:p text:style-name="P7"/>
      <text:p text:style-name="P7">K → 2 Espadas, 2 Ouros, 3 Paus, 3 Ouros, 4 Copas, <text:s/>4 Paus;</text:p>
      <text:p text:style-name="P4"/>
      <text:p text:style-name="P4">- Um par de reis pode ser seguido de uma sequência de quatro pares;</text:p>
      <text:p text:style-name="P6">Exemplo:</text:p>
      <text:p text:style-name="P7"/>
      <text:p text:style-name="P7">K de _, K de _ → 2 Espadas, 2 Ouros, 3 Paus, 3 Ouros, 4 Copas, <text:s/>4 Paus, 5 Ouros, 5 Copas;</text:p>
      <text:p text:style-name="P4"/>
      <text:p text:style-name="P4">- Um trio de reis pode ser seguido por uma sequência de cinco pares.</text:p>
      <text:p text:style-name="P5"><text:span text:style-name="T1">Exemplo</text:span>:</text:p>
      <text:p text:style-name="P5"/>
      <text:p text:style-name="P7">K de _, K de _, K de _ → 2 Espadas, 2 Ouros, 3 Paus, 3 Ouros, 4 Copas, <text:s/>4 Paus, 5 Ouros, 5 Copas, ,6 de Espadas, 6 de Ouros;</text:p>
      <text:p text:style-name="P4"/>
      <text:p text:style-name="P4"/>
      <text:p text:style-name="P4">- A seguir a uma destas combinações tem que se seguir outra do <text:span text:style-name="T1">mesmo tipo mas mais valiosa.</text:span></text:p>
      <text:p text:style-name="P4"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0:25:48.307282880</meta:creation-date>
    <dc:date>2024-03-09T13:52:09.726824560</dc:date>
    <meta:editing-duration>PT3H26M21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3" meta:paragraph-count="63" meta:word-count="658" meta:character-count="3121" meta:non-whitespace-character-count="2460"/>
  </office:meta>
</office:document-meta>
</file>